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NTA CRUZ BECERRA, NOEMI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NTA CRUZ BECERRA, NOEMI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068712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1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57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71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71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JESUS TRINIDAD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8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1T23:41:5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